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55cm" fo:min-width="3.1cm"/>
      <style:paragraph-properties style:writing-mode="lr-tb"/>
    </style:style>
    <style:style style:name="gr2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1cm"/>
      <style:paragraph-properties style:writing-mode="lr-tb"/>
    </style:style>
    <style:style style:name="gr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318cm"/>
      <style:paragraph-properties style:writing-mode="lr-tb"/>
    </style:style>
    <style:style style:name="gr4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1cm"/>
      <style:paragraph-properties style:writing-mode="lr-tb"/>
    </style:style>
    <style:style style:name="gr5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2.1cm"/>
      <style:paragraph-properties style:writing-mode="lr-tb"/>
    </style:style>
    <style:style style:name="gr6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2.1cm"/>
      <style:paragraph-properties style:writing-mode="lr-tb"/>
    </style:style>
    <style:style style:name="gr7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3cm"/>
      <style:paragraph-properties style:writing-mode="lr-tb"/>
    </style:style>
    <style:style style:name="gr8" style:family="graphic" style:parent-style-name="objectwithoutfill">
      <style:graphic-properties svg:stroke-width="0.028cm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2.15cm" fo:min-width="3.9cm"/>
      <style:paragraph-properties style:writing-mode="lr-tb"/>
    </style:style>
    <style:style style:name="gr10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3.9cm"/>
      <style:paragraph-properties style:writing-mode="lr-tb"/>
    </style:style>
    <style:style style:name="gr11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1cm"/>
      <style:paragraph-properties style:writing-mode="lr-tb"/>
    </style:style>
    <style:style style:name="gr12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2.9cm"/>
      <style:paragraph-properties style:writing-mode="lr-tb"/>
    </style:style>
    <style:style style:name="gr1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5cm"/>
      <style:paragraph-properties style:writing-mode="lr-tb"/>
    </style:style>
    <style:style style:name="gr14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3cm"/>
      <style:paragraph-properties style:writing-mode="lr-tb"/>
    </style:style>
    <style:style style:name="gr15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2.5cm"/>
      <style:paragraph-properties style:writing-mode="lr-tb"/>
    </style:style>
    <style:style style:name="gr16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7cm"/>
      <style:paragraph-properties style:writing-mode="lr-tb"/>
    </style:style>
    <style:style style:name="gr17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2.3cm"/>
      <style:paragraph-properties style:writing-mode="lr-tb"/>
    </style:style>
    <style:style style:name="gr18" style:family="graphic" style:parent-style-name="standard">
      <style:graphic-properties draw:fill-color="#ffffd7" draw:textarea-horizontal-align="justify" draw:textarea-vertical-align="middle" draw:auto-grow-height="false" fo:min-height="0.97cm" fo:min-width="5.294cm" fo:wrap-option="no-wrap"/>
      <style:paragraph-properties style:writing-mode="lr-tb"/>
    </style:style>
    <style:style style:name="gr19" style:family="graphic" style:parent-style-name="standard">
      <style:graphic-properties draw:fill-color="#9cdff4" draw:textarea-horizontal-align="justify" draw:textarea-vertical-align="middle" draw:auto-grow-height="false" fo:min-height="0.036cm" fo:min-width="0.52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21" style:family="graphic" style:parent-style-name="standard">
      <style:graphic-properties draw:fill-color="#ffffd7" draw:textarea-horizontal-align="justify" draw:textarea-vertical-align="middle" draw:auto-grow-height="false" fo:min-height="0.196cm" fo:min-width="1.7cm" fo:wrap-option="no-wrap"/>
      <style:paragraph-properties style:writing-mode="lr-tb"/>
    </style:style>
    <style:style style:name="gr22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7.15cm" fo:min-width="2.7cm"/>
      <style:paragraph-properties style:writing-mode="lr-tb"/>
    </style:style>
    <style:style style:name="gr23" style:family="graphic" style:parent-style-name="standard">
      <style:graphic-properties svg:stroke-color="#3465a4" draw:fill-color="#81d41a" draw:opacity="95%" draw:textarea-horizontal-align="justify" draw:textarea-vertical-align="middle" draw:auto-grow-height="false" fo:min-height="0.15cm" fo:min-width="2.5cm"/>
      <style:paragraph-properties style:writing-mode="lr-tb"/>
    </style:style>
    <style:style style:name="gr24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6.35cm" fo:min-width="2.5cm"/>
      <style:paragraph-properties style:writing-mode="lr-tb"/>
    </style:style>
    <style:style style:name="gr25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3cm"/>
      <style:paragraph-properties style:writing-mode="lr-tb"/>
    </style:style>
    <style:style style:name="gr26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1.75cm" fo:min-width="1.9cm"/>
      <style:paragraph-properties style:writing-mode="lr-tb"/>
    </style:style>
    <style:style style:name="gr27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7cm"/>
      <style:paragraph-properties style:writing-mode="lr-tb"/>
    </style:style>
    <style:style style:name="gr28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9cm"/>
      <style:paragraph-properties style:writing-mode="lr-tb"/>
    </style:style>
    <style:style style:name="gr29" style:family="graphic" style:parent-style-name="standard">
      <style:graphic-properties draw:stroke="solid" draw:stroke-dash="Fine_20_Dashed" svg:stroke-color="#3465a4" svg:stroke-opacity="100%" draw:fill-color="#81d41a" draw:opacity="99%" draw:textarea-horizontal-align="justify" draw:textarea-vertical-align="middle" draw:auto-grow-height="false" fo:min-height="0.15cm" fo:min-width="0.5cm"/>
      <style:paragraph-properties style:writing-mode="lr-tb"/>
    </style:style>
    <style:style style:name="gr30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2.3cm"/>
      <style:paragraph-properties style:writing-mode="lr-tb"/>
    </style:style>
    <style:style style:name="gr31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7cm"/>
      <style:paragraph-properties style:writing-mode="lr-tb"/>
    </style:style>
    <style:style style:name="gr32" style:family="graphic" style:parent-style-name="standard">
      <style:graphic-properties draw:fill-color="#9cdff4" draw:textarea-horizontal-align="justify" draw:textarea-vertical-align="middle" draw:auto-grow-height="false" fo:min-height="0.036cm" fo:min-width="0.18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2cm" fo:padding-top="0.1cm" fo:padding-bottom="0.1cm" fo:padding-left="0.1cm" fo:padding-right="0.1cm"/>
      <style:paragraph-properties style:writing-mode="lr-tb"/>
    </style:style>
    <style:style style:name="gr34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2.15cm" fo:min-width="2.3cm"/>
      <style:paragraph-properties style:writing-mode="lr-tb"/>
    </style:style>
    <style:style style:name="gr35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9cm"/>
      <style:paragraph-properties style:writing-mode="lr-tb"/>
    </style:style>
    <style:style style:name="gr36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1.5cm"/>
      <style:paragraph-properties style:writing-mode="lr-tb"/>
    </style:style>
    <style:style style:name="gr37" style:family="graphic" style:parent-style-name="standard">
      <style:graphic-properties draw:fill-color="#9cdff4" draw:textarea-horizontal-align="justify" draw:textarea-vertical-align="middle" draw:auto-grow-height="false" fo:min-height="0.227cm" fo:min-width="0.701cm"/>
    </style:style>
    <style:style style:name="gr38" style:family="graphic" style:parent-style-name="standard">
      <style:graphic-properties draw:stroke="none" svg:stroke-color="#000000" draw:fill="none" draw:fill-color="#ffffff" fo:min-height="0cm" fo:padding-top="0.1cm" fo:padding-bottom="0.1cm" fo:padding-left="0.1cm" fo:padding-right="0.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239cm" fo:padding-top="0.1cm" fo:padding-bottom="0.1cm" fo:padding-left="0.1cm" fo:padding-right="0.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276cm" fo:padding-top="0.1cm" fo:padding-bottom="0.1cm" fo:padding-left="0.1cm" fo:padding-right="0.1cm"/>
      <style:paragraph-properties style:writing-mode="lr-tb"/>
    </style:style>
    <style:style style:name="gr41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cm"/>
      <style:paragraph-properties style:writing-mode="lr-tb"/>
    </style:style>
    <style:style style:name="gr42" style:family="graphic" style:parent-style-name="standard">
      <style:graphic-properties draw:fill-color="#9cdff4" draw:textarea-horizontal-align="justify" draw:textarea-vertical-align="middle" draw:auto-grow-height="false" fo:min-height="0.036cm" fo:min-width="0.357cm"/>
      <style:paragraph-properties style:writing-mode="lr-tb"/>
    </style:style>
    <style:style style:name="gr43" style:family="graphic" style:parent-style-name="standard">
      <style:graphic-properties draw:fill="solid" draw:fill-color="#9cdff4" draw:textarea-horizontal-align="justify" draw:textarea-vertical-align="middle" draw:auto-grow-height="false" fo:min-height="0.322cm" fo:min-width="2.926cm"/>
      <style:paragraph-properties style:writing-mode="lr-tb"/>
    </style:style>
    <style:style style:name="gr44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2.5cm"/>
      <style:paragraph-properties style:writing-mode="lr-tb"/>
    </style:style>
    <style:style style:name="gr45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5cm"/>
      <style:paragraph-properties style:writing-mode="lr-tb"/>
    </style:style>
    <style:style style:name="gr46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1.3cm"/>
      <style:paragraph-properties style:writing-mode="lr-tb"/>
    </style:style>
    <style:style style:name="gr47" style:family="graphic" style:parent-style-name="standard">
      <style:graphic-properties draw:fill-color="#9cdff4" draw:textarea-horizontal-align="justify" draw:textarea-vertical-align="middle" draw:auto-grow-height="false" fo:min-height="0.385cm" fo:min-width="0.701cm"/>
    </style:style>
    <style:style style:name="gr48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50" style:family="graphic" style:parent-style-name="standard">
      <style:graphic-properties draw:fill-color="#9cdff4" draw:textarea-horizontal-align="justify" draw:textarea-vertical-align="middle" draw:auto-grow-height="false" fo:min-height="0.036cm" fo:min-width="2.755cm"/>
      <style:paragraph-properties style:writing-mode="lr-tb"/>
    </style:style>
    <style:style style:name="gr51" style:family="graphic" style:parent-style-name="standard">
      <style:graphic-properties draw:fill-color="#9cdff4" draw:textarea-horizontal-align="justify" draw:textarea-vertical-align="middle" draw:auto-grow-height="false" fo:min-height="0.322cm" fo:min-width="3.44cm"/>
      <style:paragraph-properties style:writing-mode="lr-tb"/>
    </style:style>
    <style:style style:name="gr52" style:family="graphic" style:parent-style-name="standard">
      <style:graphic-properties draw:fill-color="#ffffd7" draw:textarea-horizontal-align="justify" draw:textarea-vertical-align="middle" draw:auto-grow-height="false" fo:min-height="0.144cm" fo:min-width="2.299cm" fo:wrap-option="no-wrap"/>
      <style:paragraph-properties style:writing-mode="lr-tb"/>
    </style:style>
    <style:style style:name="gr53" style:family="graphic" style:parent-style-name="standard">
      <style:graphic-properties draw:fill-color="#9cdff4" draw:textarea-horizontal-align="justify" draw:textarea-vertical-align="middle" draw:auto-grow-height="false" fo:min-height="0.036cm" fo:min-width="3.064cm"/>
      <style:paragraph-properties style:writing-mode="lr-tb"/>
    </style:style>
    <style:style style:name="gr54" style:family="graphic" style:parent-style-name="standard">
      <style:graphic-properties draw:fill-color="#9cdff4" draw:textarea-horizontal-align="justify" draw:textarea-vertical-align="middle" draw:auto-grow-height="false" fo:min-height="0.227cm" fo:min-width="0.301cm"/>
    </style:style>
    <style:style style:name="gr55" style:family="graphic" style:parent-style-name="standard">
      <style:graphic-properties draw:fill-color="#9cdff4" draw:textarea-horizontal-align="justify" draw:textarea-vertical-align="middle" draw:auto-grow-height="false" fo:min-height="0.036cm" fo:min-width="0cm"/>
      <style:paragraph-properties style:writing-mode="lr-tb"/>
    </style:style>
    <style:style style:name="gr56" style:family="graphic" style:parent-style-name="standard" style:list-style-name="L1">
      <style:graphic-properties svg:stroke-color="#3465a4" draw:fill-color="#f6f9d4" draw:opacity="95%" draw:textarea-horizontal-align="justify" draw:textarea-vertical-align="top" draw:auto-grow-height="false" fo:min-height="0.35cm" fo:min-width="9.3cm"/>
      <style:paragraph-properties style:writing-mode="lr-tb"/>
    </style:style>
    <style:style style:name="gr57" style:family="graphic" style:parent-style-name="standard">
      <style:graphic-properties draw:fill="solid" draw:fill-color="#9cdff4" draw:textarea-horizontal-align="justify" draw:textarea-vertical-align="middle" draw:auto-grow-height="false" fo:min-height="0.036cm" fo:min-width="3.269cm"/>
      <style:paragraph-properties style:writing-mode="lr-tb"/>
    </style:style>
    <style:style style:name="gr58" style:family="graphic" style:parent-style-name="standard">
      <style:graphic-properties draw:fill-color="#ffffd7" draw:textarea-horizontal-align="justify" draw:textarea-vertical-align="top" draw:auto-grow-height="false" fo:min-height="0.555cm" fo:min-width="3.097cm" fo:wrap-option="no-wrap"/>
      <style:paragraph-properties style:writing-mode="lr-tb"/>
    </style:style>
    <style:style style:name="gr59" style:family="graphic" style:parent-style-name="standard">
      <style:graphic-properties draw:fill-color="#9cdff4" draw:textarea-horizontal-align="justify" draw:textarea-vertical-align="middle" draw:auto-grow-height="false" fo:min-height="0.036cm" fo:min-width="0.014cm"/>
      <style:paragraph-properties style:writing-mode="lr-tb"/>
    </style:style>
    <style:style style:name="gr60" style:family="graphic" style:parent-style-name="standard">
      <style:graphic-properties draw:fill-color="#9cdff4" draw:textarea-horizontal-align="justify" draw:textarea-vertical-align="middle" draw:auto-grow-height="false" fo:min-height="0.227cm" fo:min-width="0cm"/>
    </style:style>
    <style:style style:name="gr61" style:family="graphic" style:parent-style-name="standard">
      <style:graphic-properties draw:fill-color="#ffffd7" draw:textarea-horizontal-align="justify" draw:textarea-vertical-align="middle" draw:auto-grow-height="false" fo:min-height="0.351cm" fo:min-width="2.496cm" fo:wrap-option="no-wrap"/>
      <style:paragraph-properties style:writing-mode="lr-tb"/>
    </style:style>
    <style:style style:name="P1" style:family="paragraph">
      <loext:graphic-properties draw:fill-color="#9cdff4" draw:opacity="99%"/>
      <style:paragraph-properties fo:text-align="center" style:writing-mode="lr-tb"/>
      <style:text-properties fo:font-size="6pt" style:font-size-asian="14pt" style:font-size-complex="14pt"/>
    </style:style>
    <style:style style:name="P2" style:family="paragraph">
      <style:paragraph-properties fo:text-align="center" style:writing-mode="lr-tb"/>
      <style:text-properties fo:font-size="6pt" style:font-size-asian="10pt" style:font-size-complex="10pt"/>
    </style:style>
    <style:style style:name="P3" style:family="paragraph">
      <loext:graphic-properties draw:fill-color="#9cdff4" draw:opacity="99%"/>
      <style:paragraph-properties fo:text-align="center" style:writing-mode="lr-tb"/>
      <style:text-properties fo:font-size="6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10pt" style:font-size-complex="10pt"/>
    </style:style>
    <style:style style:name="P5" style:family="paragraph">
      <loext:graphic-properties draw:fill-color="#d4ea6b" draw:opacity="95%"/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10pt" style:font-size-complex="10pt"/>
    </style:style>
    <style:style style:name="P6" style:family="paragraph">
      <loext:graphic-properties draw:fill="solid"/>
      <style:paragraph-properties fo:text-align="center"/>
      <style:text-properties fo:font-size="6pt"/>
    </style:style>
    <style:style style:name="P7" style:family="paragraph">
      <loext:graphic-properties draw:fill-color="#9cdff4" draw:opacity="95%"/>
      <style:paragraph-properties fo:text-align="center" style:writing-mode="lr-tb"/>
      <style:text-properties fo:font-size="6pt" style:font-size-asian="10pt" style:font-size-complex="10pt"/>
    </style:style>
    <style:style style:name="P8" style:family="paragraph">
      <style:paragraph-properties fo:text-align="start" style:writing-mode="lr-tb"/>
      <style:text-properties fo:font-size="6pt" style:font-size-asian="10pt" style:font-size-complex="10pt"/>
    </style:style>
    <style:style style:name="P9" style:family="paragraph">
      <loext:graphic-properties draw:fill-color="#9cdff4" draw:opacity="99%"/>
      <style:paragraph-properties fo:text-align="start" style:writing-mode="lr-tb"/>
      <style:text-properties fo:font-size="6pt" style:font-size-asian="10pt" style:font-size-complex="10pt"/>
    </style:style>
    <style:style style:name="P10" style:family="paragraph">
      <style:paragraph-properties fo:text-align="end" style:writing-mode="lr-tb"/>
      <style:text-properties fo:font-size="6pt" style:font-size-asian="10pt" style:font-size-complex="10pt"/>
    </style:style>
    <style:style style:name="P11" style:family="paragraph">
      <loext:graphic-properties draw:fill-color="#9cdff4" draw:opacity="99%"/>
      <style:paragraph-properties fo:text-align="end" style:writing-mode="lr-tb"/>
      <style:text-properties fo:font-size="6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10pt" style:font-size-complex="10pt"/>
    </style:style>
    <style:style style:name="P13" style:family="paragraph">
      <loext:graphic-properties draw:fill-color="#d4ea6b" draw:opacity="95%"/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10pt" style:font-size-complex="10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margin-top="0cm" fo:margin-bottom="0.05cm" fo:text-align="center" style:writing-mode="lr-tb"/>
      <style:text-properties fo:font-size="6pt" style:font-size-asian="10pt" style:font-size-complex="10pt"/>
    </style:style>
    <style:style style:name="P16" style:family="paragraph">
      <loext:graphic-properties draw:fill-color="#9cdff4" draw:opacity="95%"/>
      <style:paragraph-properties fo:margin-top="0cm" fo:margin-bottom="0.05cm" fo:text-align="center" style:writing-mode="lr-tb"/>
      <style:text-properties fo:font-size="6pt" style:font-size-asian="10pt" style:font-size-complex="10pt"/>
    </style:style>
    <style:style style:name="P17" style:family="paragraph">
      <style:paragraph-properties fo:text-align="center" style:writing-mode="lr-tb"/>
      <style:text-properties fo:font-size="6pt" style:font-size-asian="6pt" style:font-size-complex="6pt"/>
    </style:style>
    <style:style style:name="P18" style:family="paragraph">
      <loext:graphic-properties draw:fill-color="#ffffd7"/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style:paragraph-properties fo:text-align="center" style:writing-mode="lr-tb"/>
      <style:text-properties fo:font-size="6pt"/>
    </style:style>
    <style:style style:name="P20" style:family="paragraph">
      <loext:graphic-properties draw:fill-color="#9cdff4"/>
      <style:paragraph-properties fo:text-align="center" style:writing-mode="lr-tb"/>
      <style:text-properties fo:font-size="6pt"/>
    </style:style>
    <style:style style:name="P21" style:family="paragraph">
      <style:text-properties fo:font-size="6pt" style:font-size-asian="6pt" style:font-size-complex="6pt"/>
    </style:style>
    <style:style style:name="P2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23" style:family="paragraph">
      <loext:graphic-properties draw:fill-color="#81d41a" draw:opacity="99%"/>
      <style:paragraph-properties fo:text-align="center" style:writing-mode="lr-tb"/>
      <style:text-properties fo:font-size="6pt" style:font-size-asian="14pt" style:font-size-complex="14pt"/>
    </style:style>
    <style:style style:name="P24" style:family="paragraph">
      <loext:graphic-properties draw:fill-color="#81d41a" draw:opacity="95%"/>
      <style:paragraph-properties fo:text-align="start" style:writing-mode="lr-tb"/>
      <style:text-properties fo:font-size="6pt" style:font-size-asian="10pt" style:font-size-complex="10pt"/>
    </style:style>
    <style:style style:name="P25" style:family="paragraph">
      <loext:graphic-properties draw:fill-color="#81d41a" draw:opacity="99%"/>
      <style:paragraph-properties fo:text-align="end" style:writing-mode="lr-tb"/>
      <style:text-properties fo:font-size="6pt" style:font-size-asian="10pt" style:font-size-complex="10pt"/>
    </style:style>
    <style:style style:name="P26" style:family="paragraph">
      <loext:graphic-properties draw:fill-color="#81d41a" draw:opacity="99%"/>
      <style:paragraph-properties fo:text-align="start" style:writing-mode="lr-tb"/>
      <style:text-properties fo:font-size="6pt" style:font-size-asian="10pt" style:font-size-complex="10pt"/>
    </style:style>
    <style:style style:name="P27" style:family="paragraph">
      <style:paragraph-properties fo:text-align="center" style:writing-mode="lr-tb"/>
      <style:text-properties fo:font-size="7pt"/>
    </style:style>
    <style:style style:name="P28" style:family="paragraph">
      <loext:graphic-properties draw:fill-color="#9cdff4"/>
      <style:paragraph-properties fo:text-align="center" style:writing-mode="lr-tb"/>
      <style:text-properties fo:font-size="7pt"/>
    </style:style>
    <style:style style:name="P29" style:family="paragraph">
      <style:text-properties fo:font-size="6pt"/>
    </style:style>
    <style:style style:name="P30" style:family="paragraph">
      <loext:graphic-properties draw:fill="none" draw:fill-color="#ffffff"/>
      <style:paragraph-properties style:writing-mode="lr-tb"/>
      <style:text-properties fo:font-size="6pt"/>
    </style:style>
    <style:style style:name="P31" style:family="paragraph">
      <loext:graphic-properties draw:fill-color="#9cdff4" draw:opacity="99%"/>
      <style:paragraph-properties fo:text-align="center" style:writing-mode="lr-tb"/>
      <style:text-properties fo:font-size="12pt" style:font-size-asian="14pt" style:font-size-complex="14pt"/>
    </style:style>
    <style:style style:name="P32" style:family="paragraph">
      <style:paragraph-properties fo:text-align="center" style:writing-mode="lr-tb"/>
      <style:text-properties fo:font-size="7pt" style:font-size-asian="10pt" style:font-size-complex="10pt"/>
    </style:style>
    <style:style style:name="P33" style:family="paragraph">
      <loext:graphic-properties draw:fill-color="#9cdff4" draw:opacity="95%"/>
      <style:paragraph-properties fo:text-align="center" style:writing-mode="lr-tb"/>
      <style:text-properties fo:font-size="7pt" style:font-size-asian="10pt" style:font-size-complex="10pt"/>
    </style:style>
    <style:style style:name="P34" style:family="paragraph">
      <loext:graphic-properties draw:fill-color="#9cdff4" draw:opacity="99%"/>
      <style:paragraph-properties fo:text-align="center" style:writing-mode="lr-tb"/>
      <style:text-properties fo:font-size="7pt" style:font-size-asian="10pt" style:font-size-complex="10pt"/>
    </style:style>
    <style:style style:name="P35" style:family="paragraph">
      <style:paragraph-properties fo:text-align="start" style:writing-mode="lr-tb"/>
      <style:text-properties fo:font-size="7pt" style:font-size-asian="10pt" style:font-size-complex="10pt"/>
    </style:style>
    <style:style style:name="P36" style:family="paragraph">
      <loext:graphic-properties draw:fill-color="#9cdff4" draw:opacity="99%"/>
      <style:paragraph-properties fo:text-align="start" style:writing-mode="lr-tb"/>
      <style:text-properties fo:font-size="7pt" style:font-size-asian="10pt" style:font-size-complex="10pt"/>
    </style:style>
    <style:style style:name="P37" style:family="paragraph">
      <loext:graphic-properties draw:fill-color="#9cdff4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P39" style:family="paragraph">
      <loext:graphic-properties draw:fill-color="#81d41a" draw:opacity="99%"/>
      <style:paragraph-properties fo:text-align="center" style:writing-mode="lr-tb"/>
      <style:text-properties fo:font-size="12pt" style:font-size-asian="14pt" style:font-size-complex="14pt"/>
    </style:style>
    <style:style style:name="P40" style:family="paragraph">
      <loext:graphic-properties draw:fill-color="#81d41a" draw:opacity="95%"/>
      <style:paragraph-properties fo:text-align="center" style:writing-mode="lr-tb"/>
      <style:text-properties fo:font-size="7pt" style:font-size-asian="10pt" style:font-size-complex="10pt"/>
    </style:style>
    <style:style style:name="P41" style:family="paragraph">
      <style:paragraph-properties fo:text-align="end" style:writing-mode="lr-tb"/>
      <style:text-properties fo:font-size="7pt" style:font-size-asian="10pt" style:font-size-complex="10pt"/>
    </style:style>
    <style:style style:name="P42" style:family="paragraph">
      <loext:graphic-properties draw:fill-color="#81d41a" draw:opacity="99%"/>
      <style:paragraph-properties fo:text-align="end" style:writing-mode="lr-tb"/>
      <style:text-properties fo:font-size="7pt" style:font-size-asian="10pt" style:font-size-complex="10pt"/>
    </style:style>
    <style:style style:name="P43" style:family="paragraph">
      <loext:graphic-properties draw:fill="solid" draw:fill-color="#9cdff4"/>
      <style:paragraph-properties fo:text-align="center" style:writing-mode="lr-tb"/>
      <style:text-properties fo:font-size="6pt"/>
    </style:style>
    <style:style style:name="P44" style:family="paragraph">
      <loext:graphic-properties draw:fill-color="#9cdff4" draw:opacity="99%"/>
      <style:paragraph-properties fo:text-align="end" style:writing-mode="lr-tb"/>
      <style:text-properties fo:font-size="7pt" style:font-size-asian="10pt" style:font-size-complex="10pt"/>
    </style:style>
    <style:style style:name="P45" style:family="paragraph">
      <loext:graphic-properties draw:fill="none" draw:fill-color="#ffffff"/>
      <style:paragraph-properties style:writing-mode="lr-tb"/>
      <style:text-properties fo:font-size="7pt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10pt" style:font-size-complex="10pt"/>
    </style:style>
    <style:style style:name="P48" style:family="paragraph">
      <loext:graphic-properties draw:fill-color="#f6f9d4" draw:opacity="95%"/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10pt" style:font-size-complex="10pt"/>
    </style:style>
    <style:style style:name="P49" style:family="paragraph">
      <style:paragraph-properties fo:text-align="start" style:writing-mode="lr-tb"/>
      <style:text-properties fo:font-size="6pt" style:font-size-asian="6pt" style:font-size-complex="6pt"/>
    </style:style>
    <style:style style:name="P50" style:family="paragraph">
      <loext:graphic-properties draw:fill-color="#ffffd7"/>
      <style:paragraph-properties fo:text-align="start" style:writing-mode="lr-tb"/>
      <style:text-properties fo:font-size="6pt" style:font-size-asian="6pt" style:font-size-complex="6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size="9pt" style:font-size-asian="10pt" style:font-size-complex="10pt"/>
    </style:style>
    <style:style style:name="T3" style:family="text">
      <style:text-properties fo:font-size="6pt" style:font-size-asian="10pt" style:font-size-complex="1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6pt"/>
    </style:style>
    <style:style style:name="T6" style:family="text">
      <style:text-properties fo:font-size="7pt"/>
    </style:style>
    <style:style style:name="T7" style:family="text">
      <style:text-properties fo:font-size="7pt" style:font-size-asian="10pt" style:font-size-complex="10pt"/>
    </style:style>
    <style:style style:name="T8" style:family="text">
      <style:text-properties fo:font-size="6pt" style:font-size-asian="18pt" style:font-size-complex="18pt"/>
    </style:style>
    <style:style style:name="T9" style:family="text">
      <style:text-properties fo:font-size="7pt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" draw:style-name="dp1" draw:master-page-name="Default">
        <draw:custom-shape draw:style-name="gr1" draw:text-style-name="P1" draw:layer="layout" svg:width="3.6cm" svg:height="0.8cm" svg:x="5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cm" svg:height="0.4cm" svg:x="5cm" svg:y="4.4cm">
          <text:p text:style-name="P2"><text:span text:style-name="T1">Contr</text:span><text:span text:style-name="T1">oller:</text:span><text:span text:style-name="T1">VrCo</text:span><text:span text:style-name="T1">ntroll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0.818cm" svg:height="0.4cm" svg:x="5cm" svg:y="5cm">
          <text:p text:style-name="P2"><text:span text:style-name="T1">CtrlCp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cm" svg:height="0.4cm" svg:x="1cm" svg:y="1cm">
          <text:p text:style-name="P4"><text:span text:style-name="T2">Main: DesComps/De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cm" svg:x="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6cm" svg:height="0.4cm" svg:x="5cm" svg:y="2cm">
          <text:p text:style-name="P2"><text:span text:style-name="T1">Win</text:span><text:span text:style-name="T1">dow:</text:span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" draw:id="id1" draw:layer="layout" svg:width="0.8cm" svg:height="0.4cm" svg:x="5cm" svg:y="2.6cm">
          <text:p text:style-name="P2"><text:span text:style-name="T1">VrvCp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5cm" svg:y1="2.8cm" svg:x2="5cm" svg:y2="5.2cm" draw:start-shape="id1" draw:start-glue-point="3" draw:end-shape="id2" draw:end-glue-point="3" svg:d="M5000 2800h-501v2400h501" svg:viewBox="0 0 502 2401">
          <text:p/>
        </draw:connector>
      </draw:page>
      <draw:page draw:name="Window" draw:style-name="dp1" draw:master-page-name="Default">
        <draw:custom-shape draw:style-name="gr9" draw:text-style-name="P1" draw:layer="layout" svg:width="4.4cm" svg:height="2.4cm" svg:x="5.8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4.4cm" svg:height="0.4cm" svg:x="5.8cm" svg:y="3cm">
          <text:p text:style-name="P2"><text:span text:style-name="T1">S</text:span><text:span text:style-name="T1">c</text:span><text:span text:style-name="T1">e</text:span><text:span text:style-name="T1">n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4" draw:id="id4" draw:layer="layout" svg:width="0.6cm" svg:height="0.4cm" svg:x="5.8cm" svg:y="3.6cm">
          <text:p text:style-name="P8"><text:span text:style-name="T1">C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4cm" svg:height="0.4cm" svg:x="6.8cm" svg:y="4.6cm">
          <text:p text:style-name="P10"><text:span text:style-name="T1">VBox/</text:span><text:span text:style-name="T1">Toolbar</text:span><text:span text:style-name="T1">/BtnUp/</text:span><text:span text:style-name="T1">Presse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cm" svg:height="0.4cm" svg:x="5.8cm" svg:y="4cm">
          <text:p text:style-name="P8"><text:span text:style-name="T1">VBo</text:span><text:span text:style-name="T1">x/</text:span><text:span text:style-name="T1">Mod</text:span><text:span text:style-name="T1">elVie</text:span><text:span text:style-name="T1">w/</text:span><text:span text:style-name="T1">InpM</text:span><text:span text:style-name="T1">utAd</text:span><text:span text:style-name="T1">dWi</text:span><text:span text:style-name="T1">dget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8cm" svg:height="0.4cm" svg:x="6.4cm" svg:y="5cm">
          <text:p text:style-name="P10"><text:span text:style-name="T1">VBox/ModelView/OutCompsCount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3" draw:id="id3" draw:layer="layout" svg:width="3cm" svg:height="0.4cm" svg:x="1cm" svg:y="3.6cm">
          <text:p text:style-name="P2"><text:span text:style-name="T1">S</text:span><text:span text:style-name="T1">c</text:span><text:span text:style-name="T1">C</text:span><text:span text:style-name="T1">p</text:span><text:span text:style-name="T1">c </text:span><text:span text:style-name="T1">: </text:span><text:span text:style-name="T1">S</text:span><text:span text:style-name="T1">c</text:span><text:span text:style-name="T1">e</text:span><text:span text:style-name="T1">n</text:span><text:span text:style-name="T1">e</text:span><text:span text:style-name="T1">C</text:span><text:span text:style-name="T1">p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5.2cm" svg:height="0.4cm" svg:x="1cm" svg:y="1cm">
          <text:p text:style-name="P12"><text:span text:style-name="T2">W</text:span><text:span text:style-name="T2">in</text:span><text:span text:style-name="T2">d</text:span><text:span text:style-name="T2">o</text:span><text:span text:style-name="T2">w: </text:span><text:span text:style-name="T2">G</text:span><text:span text:style-name="T2">Vi</text:span><text:span text:style-name="T2">s</text:span><text:span text:style-name="T2">C</text:span><text:span text:style-name="T2">o</text:span><text:span text:style-name="T2">m</text:span><text:span text:style-name="T2">p</text:span><text:span text:style-name="T2">s/</text:span><text:span text:style-name="T2">G</text:span><text:span text:style-name="T2">W</text:span><text:span text:style-name="T2">in</text:span><text:span text:style-name="T2">d</text:span><text:span text:style-name="T2">o</text:span><text:span text:style-name="T2">w</text:span></text:p>
          <draw:enhanced-geometry svg:viewBox="0 0 21600 21600" draw:type="rectangle" draw:enhanced-path="M 0 0 L 21600 0 21600 21600 0 21600 0 0 Z N"/>
        </draw:custom-shape>
        <draw:connector draw:style-name="gr8" draw:text-style-name="P14" draw:layer="layout" svg:x1="4cm" svg:y1="3.8cm" svg:x2="5.8cm" svg:y2="3.8cm" draw:start-shape="id3" draw:start-glue-point="1" draw:end-shape="id4" draw:end-glue-point="3" svg:d="M4000 3800h1800" svg:viewBox="0 0 1801 1">
          <text:p/>
        </draw:connector>
        <draw:custom-shape draw:style-name="gr17" draw:text-style-name="P16" draw:layer="controls" svg:width="2.8cm" svg:height="0.4cm" svg:x="6cm" svg:y="7.4cm">
          <text:p text:style-name="P15"><text:span text:style-name="T3">VrpVi</text:span><text:span text:style-name="T3">ewAg</text:span><text:span text:style-name="T3">ent : </text:span><text:span text:style-name="T3">AVrpV</text:span><text:span text:style-name="T3">iew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controls" svg:width="5.794cm" svg:height="1.22cm" draw:transform="rotate (0.00680678408277789) translate (10.2cm 6.439cm)">
          <text:p text:style-name="P17"><text:span text:style-name="T4">Embedded agent of Visual </text:span><text:span text:style-name="T4">Representation Viiew. </text:span></text:p>
          <text:p text:style-name="P17"><text:span text:style-name="T4">It exposes interface </text:span><text:span text:style-name="T4">MvrpView. Model CRPs</text:span></text:p>
          <text:p text:style-name="P17"><text:span text:style-name="T4"><text:s/></text:span><text:span text:style-name="T4">(Compact representations) </text:span><text:span text:style-name="T4">resolve this interface a</text:span></text:p>
          <text:p text:style-name="P17"><text:span text:style-name="T4">nd notify the agent of button </text:span><text:span text:style-name="T4">press events via this </text:span><text:span text:style-name="T4">interface.</text:span></text:p>
          <text:p text:style-name="P17"><text:span text:style-name="T4">The agent sets NodeSelected </text:span><text:span text:style-name="T4">state accordingly.</text:span></text:p>
          <draw:enhanced-geometry svg:viewBox="0 0 21600 21600" draw:mirror-horizontal="false" draw:type="line-callout-1" draw:modifiers="-5583.57204486626 16328.2555282555 -935.565142364107 9818.181818181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9" draw:text-style-name="P20" xml:id="id6" draw:id="id6" draw:layer="controls" svg:width="1.2cm" svg:height="0.4cm" svg:x="8.2cm" svg:y="8.6cm">
          <text:p text:style-name="P19"><text:span text:style-name="T5">S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9" draw:text-style-name="P20" xml:id="id5" draw:id="id5" draw:layer="controls" svg:width="1.2cm" svg:height="0.4cm" svg:x="6cm" svg:y="8.6cm">
          <text:p text:style-name="P19"><text:span text:style-name="T5">SS </text:span><text:span text:style-name="T5">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20" draw:text-style-name="P22" draw:layer="controls" svg:width="2cm" svg:height="0.489cm" svg:x="8.8cm" svg:y="8.2cm">
          <draw:text-box>
            <text:p text:style-name="P21">NodeSelected</text:p>
          </draw:text-box>
        </draw:frame>
        <draw:connector draw:style-name="gr8" draw:text-style-name="P14" draw:layer="controls" svg:x1="7.2cm" svg:y1="8.8cm" svg:x2="8.2cm" svg:y2="8.8cm" draw:start-shape="id5" draw:start-glue-point="7" draw:end-shape="id6" draw:end-glue-point="5" svg:d="M7200 8800h1000" svg:viewBox="0 0 1001 1">
          <text:p/>
        </draw:connector>
        <draw:custom-shape draw:style-name="gr21" draw:text-style-name="P18" draw:layer="controls" svg:width="2.2cm" svg:height="0.446cm" draw:transform="rotate (0.00680678408277788) translate (3.396cm 7.815cm)">
          <text:p text:style-name="P17"><text:span text:style-name="T4">T</text:span><text:span text:style-name="T4">h</text:span><text:span text:style-name="T4">i</text:span><text:span text:style-name="T4">s </text:span><text:span text:style-name="T4">s</text:span><text:span text:style-name="T4">t</text:span><text:span text:style-name="T4">a</text:span><text:span text:style-name="T4">t</text:span><text:span text:style-name="T4">e </text:span><text:span text:style-name="T4">r</text:span><text:span text:style-name="T4">e</text:span><text:span text:style-name="T4">s</text:span><text:span text:style-name="T4">e</text:span><text:span text:style-name="T4">t</text:span><text:span text:style-name="T4">s </text:span></text:p>
          <text:p text:style-name="P17"><text:span text:style-name="T4">N</text:span><text:span text:style-name="T4">o</text:span><text:span text:style-name="T4">d</text:span><text:span text:style-name="T4">e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e</text:span><text:span text:style-name="T4">d </text:span><text:span text:style-name="T4">v</text:span><text:span text:style-name="T4">a</text:span><text:span text:style-name="T4">l</text:span><text:span text:style-name="T4">u</text:span><text:span text:style-name="T4">e</text:span></text:p>
          <draw:enhanced-geometry svg:viewBox="0 0 21600 21600" draw:mirror-horizontal="true" draw:mirror-vertical="false" draw:type="line-callout-1" draw:modifiers="-4936.30168105407 35420.1342281879 -2443.6165379373 27350.33557046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2" draw:text-style-name="P23" draw:layer="controls" svg:width="3.2cm" svg:height="7.4cm" svg:x="1.8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4" draw:layer="controls" svg:width="3cm" svg:height="0.4cm" svg:x="1.8cm" svg:y="10.2cm">
          <text:p text:style-name="P8"><text:span text:style-name="T1">VrvCp : VrControllerCp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controls" svg:width="3cm" svg:height="6.6cm" svg:x="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xml:id="id7" draw:id="id7" draw:layer="controls" svg:width="1.8cm" svg:height="0.4cm" svg:x="3.2cm" svg:y="11.4cm">
          <text:p text:style-name="P10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controls" svg:width="2.4cm" svg:height="2cm" svg:x="2.6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controls" svg:width="2.2cm" svg:height="0.4cm" svg:x="2.8cm" svg:y="13.2cm">
          <text:p text:style-name="P10"><text:span text:style-name="T1">InpModel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controls" svg:width="2.4cm" svg:height="0.4cm" svg:x="2.6cm" svg:y="16.4cm">
          <text:p text:style-name="P10"><text:span text:style-name="T1">MutAdd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controls" svg:width="2.4cm" svg:height="0.4cm" svg:x="2.6cm" svg:y="16.8cm">
          <text:p text:style-name="P10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controls" svg:width="1cm" svg:height="0.4cm" svg:x="2.6cm" svg:y="12.6cm">
          <text:p text:style-name="P10"><text:span text:style-name="T1">Drp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6" draw:layer="controls" svg:width="2.8cm" svg:height="0.4cm" svg:x="2cm" svg:y="10.8cm">
          <text:p text:style-name="P8"><text:span text:style-name="T1">NavCtrl : ASocketM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controls" svg:width="2.2cm" svg:height="0.4cm" svg:x="2.8cm" svg:y="13.6cm">
          <text:p text:style-name="P10"><text:span text:style-name="T1">OutpM</text:span><text:span text:style-name="T1">odel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controls" svg:width="2.2cm" svg:height="0.4cm" svg:x="2.8cm" svg:y="14cm">
          <text:p text:style-name="P10"><text:span text:style-name="T1">OutComps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controls" svg:width="2.4cm" svg:height="0.4cm" svg:x="2.6cm" svg:y="15.6cm">
          <text:p text:style-name="P10"><text:span text:style-name="T1">VrvComps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controls" svg:width="1.8cm" svg:height="0.4cm" svg:x="3.2cm" svg:y="11.8cm">
          <text:p text:style-name="P10"><text:span text:style-name="T1">Cmd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controls" svg:width="2.4cm" svg:height="0.4cm" svg:x="2.6cm" svg:y="16cm">
          <text:p text:style-name="P10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4" draw:layer="controls" svg:x1="5cm" svg:y1="11.6cm" svg:x2="9.4cm" svg:y2="8.8cm" draw:start-shape="id7" draw:start-glue-point="1" draw:end-shape="id6" draw:end-glue-point="7" svg:d="M5000 11600h4902v-2800h-502" svg:viewBox="0 0 4903 2801">
          <text:p/>
        </draw:connector>
      </draw:page>
      <draw:page draw:name="VrController_v2" draw:style-name="dp1" draw:master-page-name="Default">
        <draw:custom-shape draw:style-name="gr31" draw:text-style-name="P13" draw:layer="layout" svg:width="5.2cm" svg:height="0.4cm" svg:x="1cm" svg:y="1cm">
          <text:p text:style-name="P12"><text:span text:style-name="T2">AvrMdl/VrController: DesComps/Des</text:span></text:p>
          <draw:enhanced-geometry svg:viewBox="0 0 21600 21600" draw:type="rectangle" draw:enhanced-path="M 0 0 L 21600 0 21600 21600 0 21600 0 0 Z N"/>
        </draw:custom-shape>
        <draw:custom-shape draw:style-name="gr32" draw:text-style-name="P28" xml:id="id8" draw:id="id8" draw:layer="layout" svg:width="0.8cm" svg:height="0.4cm" svg:x="13cm" svg:y="4.326cm">
          <text:p text:style-name="P27"><text:span text:style-name="T6">S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33" draw:text-style-name="P30" draw:layer="layout" svg:width="1cm" svg:height="0.439cm" svg:x="13.4cm" svg:y="3.887cm">
          <draw:text-box>
            <text:p text:style-name="P29">Cursor</text:p>
          </draw:text-box>
        </draw:frame>
        <draw:custom-shape draw:style-name="gr34" draw:text-style-name="P31" draw:layer="layout" svg:width="2.8cm" svg:height="2.4cm" svg:x="16.6cm" svg:y="4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3" draw:layer="layout" svg:width="2.8cm" svg:height="0.4cm" svg:x="16.6cm" svg:y="3.726cm">
          <text:p text:style-name="P32"><text:span text:style-name="T7">CursorUdp : UnitAdp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xml:id="id9" draw:id="id9" draw:layer="layout" svg:width="1.4cm" svg:height="0.4cm" svg:x="16.6cm" svg:y="4.326cm">
          <text:p text:style-name="P32"><text:span text:style-name="T7">InpMagUri</text:span></text:p>
          <draw:enhanced-geometry svg:viewBox="0 0 21600 21600" draw:type="rectangle" draw:enhanced-path="M 0 0 L 21600 0 21600 21600 0 21600 0 0 Z N"/>
        </draw:custom-shape>
        <draw:custom-shape draw:style-name="gr36" draw:text-style-name="P36" draw:layer="layout" svg:width="2cm" svg:height="0.4cm" svg:x="16.6cm" svg:y="5.326cm">
          <text:p text:style-name="P35"><text:span text:style-name="T7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14" draw:layer="layout" svg:x1="13.8cm" svg:y1="4.526cm" svg:x2="16.6cm" svg:y2="4.526cm" draw:start-shape="id8" draw:start-glue-point="7" draw:end-shape="id9" draw:end-glue-point="3" svg:d="M13800 4526h2800" svg:viewBox="0 0 2801 1">
          <text:p/>
        </draw:connector>
        <draw:custom-shape draw:style-name="gr37" draw:text-style-name="P37" xml:id="id10" draw:id="id10" draw:layer="layout" svg:width="1.2cm" svg:height="0.6cm" draw:transform="rotate (1.5707963267949) translate (10.2cm 5.3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8" draw:text-style-name="P30" draw:layer="layout" svg:width="1.8cm" svg:height="0.439cm" svg:x="9.8cm" svg:y="3.687cm">
          <draw:text-box>
            <text:p text:style-name="P29">:ATrcSwitchBool</text:p>
          </draw:text-box>
        </draw:frame>
        <draw:connector draw:style-name="gr8" draw:text-style-name="P14" draw:layer="layout" draw:line-skew="-0.301cm" svg:x1="10.8cm" svg:y1="4.726cm" svg:x2="11.8cm" svg:y2="4.126cm" draw:start-shape="id10" draw:start-glue-point="6" draw:end-shape="id11" draw:end-glue-point="3" svg:d="M10800 4726h200v-600h800" svg:viewBox="0 0 1001 601">
          <text:p/>
        </draw:connector>
        <draw:frame draw:style-name="gr39" draw:text-style-name="P38" draw:layer="layout" svg:width="1.8cm" svg:height="0.439cm" svg:x="9.4cm" svg:y="6.414cm">
          <draw:text-box>
            <text:p><text:span text:style-name="T8">Eq:ATrcCmpVar</text:span></text:p>
          </draw:text-box>
        </draw:frame>
        <draw:connector draw:style-name="gr8" draw:text-style-name="P14" draw:layer="layout" draw:line-skew="-0.302cm" svg:x1="10.2cm" svg:y1="7.326cm" svg:x2="10.4cm" svg:y2="5.326cm" draw:start-shape="id12" draw:start-glue-point="6" draw:end-shape="id13" draw:end-glue-point="2" svg:d="M10200 7326h200v-1200-800" svg:viewBox="0 0 201 2001">
          <text:p/>
        </draw:connector>
        <draw:custom-shape draw:style-name="gr37" draw:text-style-name="P37" xml:id="id14" draw:id="id14" draw:layer="layout" svg:width="1.2cm" svg:height="0.6cm" draw:transform="rotate (1.5707963267949) translate (8.8cm 4.327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0" draw:text-style-name="P30" draw:layer="layout" svg:width="2cm" svg:height="0.476cm" svg:x="8.2cm" svg:y="2.6cm">
          <draw:text-box>
            <text:p text:style-name="P29">:ATrcSwitchBool</text:p>
          </draw:text-box>
        </draw:frame>
        <draw:connector draw:style-name="gr8" draw:text-style-name="P14" draw:layer="layout" svg:x1="9.4cm" svg:y1="3.727cm" svg:x2="10.2cm" svg:y2="4.327cm" draw:start-shape="id14" draw:start-glue-point="6" draw:end-shape="id10" draw:end-glue-point="8" svg:d="M9400 3727h401v600h399" svg:viewBox="0 0 801 601">
          <text:p/>
        </draw:connector>
        <draw:custom-shape draw:style-name="gr41" draw:text-style-name="P3" draw:layer="layout" svg:width="0.4cm" svg:height="0.4cm" svg:x="10.2cm" svg:y="4.126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frame draw:style-name="gr40" draw:text-style-name="P30" draw:layer="layout" svg:width="2cm" svg:height="0.476cm" svg:x="6.8cm" svg:y="5.126cm">
          <draw:text-box>
            <text:p text:style-name="P29">Eq:ATrcCmpVar</text:p>
          </draw:text-box>
        </draw:frame>
        <draw:connector draw:style-name="gr8" draw:text-style-name="P14" draw:layer="layout" draw:line-skew="-0.302cm" svg:x1="8.8cm" svg:y1="6.126cm" svg:x2="9cm" svg:y2="4.326cm" draw:start-shape="id15" draw:start-glue-point="6" draw:end-shape="id16" draw:end-glue-point="2" svg:d="M8800 6126h200v-1100-700" svg:viewBox="0 0 201 1801">
          <text:p/>
        </draw:connector>
        <draw:custom-shape draw:style-name="gr42" draw:text-style-name="P20" xml:id="id17" draw:id="id17" draw:layer="layout" svg:width="1cm" svg:height="0.4cm" svg:x="6.8cm" svg:y="5.726cm">
          <text:p text:style-name="P19"><text:span text:style-name="T5">S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xml:id="id40" draw:id="id40" draw:layer="layout" svg:x1="7.8cm" svg:y1="5.926cm" svg:x2="8.2cm" svg:y2="5.926cm" draw:start-shape="id17" draw:start-glue-point="7" draw:end-shape="id18" draw:end-glue-point="3" svg:d="M7800 5926h400" svg:viewBox="0 0 401 1">
          <text:p/>
        </draw:connector>
        <draw:custom-shape draw:style-name="gr22" draw:text-style-name="P39" draw:layer="layout" svg:width="3.2cm" svg:height="7.4cm" svg:x="1.8cm" svg:y="6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0" draw:layer="layout" svg:width="3cm" svg:height="0.4cm" svg:x="1.8cm" svg:y="6.726cm">
          <text:p text:style-name="P32"><text:span text:style-name="T7">CtrlCp : VrControllerCp</text:span></text:p>
          <draw:enhanced-geometry svg:viewBox="0 0 21600 21600" draw:type="rectangle" draw:enhanced-path="M 0 0 L 21600 0 21600 21600 0 21600 0 0 Z N"/>
        </draw:custom-shape>
        <draw:custom-shape draw:style-name="gr24" draw:text-style-name="P39" draw:layer="layout" svg:width="3cm" svg:height="6.6cm" svg:x="2cm" svg:y="7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2" xml:id="id19" draw:id="id19" draw:layer="layout" svg:width="1.8cm" svg:height="0.4cm" svg:x="3.2cm" svg:y="7.926cm">
          <text:p text:style-name="P41"><text:span text:style-name="T7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4" draw:layer="layout" svg:x1="5cm" svg:y1="8.126cm" svg:x2="8.2cm" svg:y2="6.326cm" draw:start-shape="id19" draw:start-glue-point="1" draw:end-shape="id20" draw:end-glue-point="3" svg:d="M5000 8126h1600v-1800h1600" svg:viewBox="0 0 3201 1801">
          <text:p/>
        </draw:connector>
        <draw:connector draw:style-name="gr8" draw:text-style-name="P14" draw:layer="layout" draw:line-skew="-0.3cm" svg:x1="5cm" svg:y1="8.126cm" svg:x2="8.8cm" svg:y2="3.328cm" draw:start-shape="id19" draw:start-glue-point="1" draw:end-shape="id14" draw:end-glue-point="8" svg:d="M5000 8126h1600v-4798h2200" svg:viewBox="0 0 3801 4799">
          <text:p/>
        </draw:connector>
        <draw:connector draw:style-name="gr8" draw:text-style-name="P14" draw:layer="layout" draw:line-skew="0cm 0cm 0.098cm" svg:x1="8.8cm" svg:y1="3.726cm" svg:x2="13.8cm" svg:y2="4.526cm" draw:start-shape="id21" draw:start-glue-point="3" draw:end-shape="id8" draw:end-glue-point="7" svg:d="M8800 3726h-501v-701h6101v1501h-600" svg:viewBox="0 0 6102 1502">
          <text:p/>
        </draw:connector>
        <draw:custom-shape draw:style-name="gr26" draw:text-style-name="P42" draw:layer="layout" svg:width="2.4cm" svg:height="2cm" svg:x="2.6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2" xml:id="id71" draw:id="id71" draw:layer="layout" svg:width="2.2cm" svg:height="0.4cm" svg:x="2.8cm" svg:y="9.726cm">
          <text:p text:style-name="P41"><text:span text:style-name="T7">InpModel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4" draw:layer="layout" draw:line-skew="-0.301cm" svg:x1="16.8cm" svg:y1="7.726cm" svg:x2="13.8cm" svg:y2="4.526cm" draw:start-shape="id22" draw:start-glue-point="3" draw:end-shape="id8" draw:end-glue-point="7" svg:d="M16800 7726h-1800v-3200h-1200" svg:viewBox="0 0 3001 3201">
          <text:p/>
        </draw:connector>
        <draw:custom-shape draw:style-name="gr28" draw:text-style-name="P42" draw:layer="layout" svg:width="2.4cm" svg:height="0.4cm" svg:x="2.6cm" svg:y="12.926cm">
          <text:p text:style-name="P41"><text:span text:style-name="T7">MutAdd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3" xml:id="id59" draw:id="id59" draw:layer="layout" svg:width="4cm" svg:height="0.8cm" svg:x="11.2cm" svg:y="16.326cm">
          <text:p text:style-name="P19"><text:span text:style-name="T5">TPL,SS:name,SS:type,SI:pos </text:span></text:p>
          <text:p text:style-name="P19"><text:span text:style-name="T5">Drp /*/Modules/AvrMdl/UnitDrp 0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draw:layer="layout" svg:x1="5cm" svg:y1="13.126cm" svg:x2="17.4cm" svg:y2="16.526cm" draw:end-shape="id23" draw:end-glue-point="6" svg:d="M5000 13126h12902v3400h-502" svg:viewBox="0 0 12903 3401">
          <text:p/>
        </draw:connector>
        <draw:custom-shape draw:style-name="gr44" draw:text-style-name="P31" draw:layer="layout" svg:width="3cm" svg:height="1cm" svg:x="15.6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3" draw:layer="layout" svg:width="3cm" svg:height="0.4cm" svg:x="15.6cm" svg:y="18.4cm">
          <text:p text:style-name="P32"><text:span text:style-name="T7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0.6cm" svg:height="0.4cm" svg:x="15.6cm" svg:y="1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cm" svg:height="0.4cm" svg:x="16.6cm" svg:y="19cm">
          <text:p text:style-name="P41"><text:span text:style-name="T7">CompsCount</text:span></text:p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3cm" svg:height="1cm" svg:x="15.6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3" draw:layer="layout" svg:width="3cm" svg:height="0.4cm" svg:x="15.6cm" svg:y="18.4cm">
          <text:p text:style-name="P32"><text:span text:style-name="T7">WindowEdp : MelemAdp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xml:id="id25" draw:id="id25" draw:layer="layout" svg:width="1cm" svg:height="0.4cm" svg:x="15.6cm" svg:y="19cm">
          <text:p text:style-name="P32"><text:span text:style-name="T7">InpMut</text:span></text:p>
          <draw:enhanced-geometry svg:viewBox="0 0 21600 21600" draw:type="rectangle" draw:enhanced-path="M 0 0 L 21600 0 21600 21600 0 21600 0 0 Z N"/>
        </draw:custom-shape>
        <draw:custom-shape draw:style-name="gr46" draw:text-style-name="P44" draw:layer="layout" svg:width="1.8cm" svg:height="0.4cm" svg:x="16.8cm" svg:y="1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xml:id="id24" draw:id="id24" draw:layer="layout" svg:width="1.2cm" svg:height="0.8cm" draw:transform="rotate (1.5707963267949) translate (13.8cm 19.8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8" draw:text-style-name="P45" draw:layer="layout" svg:width="2.4cm" svg:height="0.526cm" svg:x="12.6cm" svg:y="18.2cm">
          <draw:text-box>
            <text:p><text:span text:style-name="T6">:ATrcSwitchB</text:span><text:span text:style-name="T6">ool</text:span></text:p>
          </draw:text-box>
        </draw:frame>
        <draw:connector draw:style-name="gr8" draw:text-style-name="P14" draw:layer="layout" svg:x1="14.6cm" svg:y1="19.2cm" svg:x2="15.6cm" svg:y2="19.2cm" draw:start-shape="id24" draw:start-glue-point="6" draw:end-shape="id25" draw:end-glue-point="3" svg:d="M14600 19200h1000" svg:viewBox="0 0 1001 1">
          <text:p/>
        </draw:connector>
        <draw:custom-shape draw:style-name="gr32" draw:text-style-name="P28" xml:id="id26" draw:id="id26" draw:layer="layout" svg:width="0.8cm" svg:height="0.4cm" svg:x="11.6cm" svg:y="19cm">
          <text:p text:style-name="P27"><text:span text:style-name="T6">fals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draw:layer="layout" svg:x1="12.4cm" svg:y1="19.2cm" svg:x2="13.8cm" svg:y2="19.2cm" draw:start-shape="id26" draw:start-glue-point="7" draw:end-shape="id27" draw:end-glue-point="3" svg:d="M12400 19200h1400" svg:viewBox="0 0 1401 1">
          <text:p/>
        </draw:connector>
        <draw:custom-shape draw:style-name="gr37" draw:text-style-name="P37" xml:id="id30" draw:id="id30" draw:layer="layout" svg:width="1.2cm" svg:height="0.6cm" draw:transform="rotate (1.5707963267949) translate (11.4cm 21.5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9" draw:text-style-name="P45" draw:layer="layout" svg:width="2cm" svg:height="0.526cm" svg:x="11.2cm" svg:y="19.926cm">
          <draw:text-box>
            <text:p><text:span text:style-name="T6">::</text:span><text:span text:style-name="T4">ATrcMutConn</text:span></text:p>
          </draw:text-box>
        </draw:frame>
        <draw:custom-shape draw:style-name="gr41" draw:text-style-name="P3" xml:id="id36" draw:id="id36" draw:layer="layout" svg:width="0.4cm" svg:height="0.4cm" svg:x="11.4cm" svg:y="20.326cm">
          <text:p text:style-name="P2"><text:span text:style-name="T3">Cp1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29" draw:id="id29" draw:layer="layout" svg:width="0.4cm" svg:height="0.4cm" svg:x="11.4cm" svg:y="21.126cm">
          <text:p text:style-name="P2"><text:span text:style-name="T3">Cp2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xml:id="id35" draw:id="id35" draw:layer="layout" svg:width="3.8cm" svg:height="0.4cm" svg:x="7cm" svg:y="20.326cm">
          <text:p text:style-name="P27"><text:span text:style-name="T6">SS ./VrvCp/NavCtrl/DrpOut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51" draw:text-style-name="P28" xml:id="id28" draw:id="id28" draw:layer="layout" svg:width="4.6cm" svg:height="0.8cm" svg:x="6.2cm" svg:y="20.926cm">
          <text:p text:style-name="P27"><text:span text:style-name="T6">SS /testroot/Test/Window/Scene/</text:span></text:p>
          <text:p text:style-name="P27"><text:span text:style-name="T6">VBox/ModelView/Drp/RpCp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draw:layer="layout" svg:x1="10.8cm" svg:y1="21.326cm" svg:x2="11.4cm" svg:y2="21.326cm" draw:start-shape="id28" draw:start-glue-point="7" draw:end-shape="id29" draw:end-glue-point="3" svg:d="M10800 21326h600" svg:viewBox="0 0 601 1">
          <text:p/>
        </draw:connector>
        <draw:connector draw:style-name="gr8" draw:text-style-name="P14" draw:layer="layout" svg:x1="12cm" svg:y1="20.926cm" svg:x2="13.8cm" svg:y2="19.6cm" draw:start-shape="id30" draw:start-glue-point="6" draw:end-shape="id31" draw:end-glue-point="3" svg:d="M12000 20926h901v-1326h899" svg:viewBox="0 0 1801 1327">
          <text:p/>
        </draw:connector>
        <draw:custom-shape draw:style-name="gr37" draw:text-style-name="P37" xml:id="id32" draw:id="id32" draw:layer="layout" svg:width="1.2cm" svg:height="0.6cm" draw:transform="rotate (1.5707963267949) translate (8cm 15.1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8" draw:text-style-name="P30" draw:layer="layout" svg:width="2.4cm" svg:height="0.526cm" svg:x="7cm" svg:y="13.526cm">
          <draw:text-box>
            <text:p text:style-name="P29">Eq:ATrcCmpVar</text:p>
          </draw:text-box>
        </draw:frame>
        <draw:connector draw:style-name="gr8" draw:text-style-name="P14" draw:layer="layout" draw:line-skew="-1.501cm" svg:x1="8.6cm" svg:y1="14.526cm" svg:x2="13.8cm" svg:y2="18.8cm" draw:start-shape="id32" draw:start-glue-point="6" draw:end-shape="id33" draw:end-glue-point="3" svg:d="M8600 14526h1100v4274h4100" svg:viewBox="0 0 5201 4275">
          <text:p/>
        </draw:connector>
        <draw:custom-shape draw:style-name="gr32" draw:text-style-name="P28" xml:id="id34" draw:id="id34" draw:layer="layout" svg:width="0.8cm" svg:height="0.4cm" svg:x="6.6cm" svg:y="14.726cm">
          <text:p text:style-name="P27"><text:span text:style-name="T6">SI 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draw:layer="layout" svg:x1="7.4cm" svg:y1="14.926cm" svg:x2="8cm" svg:y2="14.925cm" draw:start-shape="id34" draw:start-glue-point="7" draw:end-shape="id32" draw:end-glue-point="9" svg:d="M7400 14926h301v-1h299" svg:viewBox="0 0 601 2">
          <text:p/>
        </draw:connector>
        <draw:custom-shape draw:style-name="gr28" draw:text-style-name="P42" draw:layer="layout" svg:width="2.4cm" svg:height="0.4cm" svg:x="2.6cm" svg:y="13.326cm">
          <text:p text:style-name="P41"><text:span text:style-name="T7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4" draw:layer="layout" draw:line-skew="-0.65cm" svg:x1="5cm" svg:y1="13.526cm" svg:x2="8cm" svg:y2="14.127cm" draw:end-shape="id32" draw:end-glue-point="8" svg:d="M5000 13526h600v601h2400" svg:viewBox="0 0 3001 602">
          <text:p/>
        </draw:connector>
        <draw:custom-shape draw:style-name="gr41" draw:text-style-name="P3" xml:id="id27" draw:id="id27" draw:layer="layout" svg:width="0.4cm" svg:height="0.4cm" svg:x="13.8cm" svg:y="19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31" draw:id="id31" draw:layer="layout" svg:width="0.4cm" svg:height="0.4cm" svg:x="13.8cm" svg:y="19.4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33" draw:id="id33" draw:layer="layout" svg:width="0.6cm" svg:height="0.4cm" svg:x="13.8cm" svg:y="18.6cm">
          <text:p text:style-name="P2"><text:span text:style-name="T3">Sel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2.799cm" svg:height="0.394cm" draw:transform="rotate (0.00680678408277788) translate (6.198cm 13.145cm)">
          <text:p text:style-name="P17"><text:span text:style-name="T4">Creates DRP in ModelView`</text:span></text:p>
          <draw:enhanced-geometry svg:viewBox="0 0 21600 21600" draw:mirror-horizontal="false" draw:type="line-callout-1" draw:modifiers="-9210.85714285714 26630.8860759494 -1928.57142857143 30349.367088607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8" draw:text-style-name="P14" draw:layer="layout" svg:x1="10.8cm" svg:y1="20.526cm" svg:x2="11.4cm" svg:y2="20.526cm" draw:start-shape="id35" draw:start-glue-point="7" draw:end-shape="id36" draw:end-glue-point="3" svg:d="M10800 20526h600" svg:viewBox="0 0 601 1">
          <text:p/>
        </draw:connector>
        <draw:custom-shape draw:style-name="gr29" draw:text-style-name="P42" draw:layer="layout" svg:width="1cm" svg:height="0.4cm" svg:x="2.6cm" svg:y="9.126cm">
          <text:p text:style-name="P41"><text:span text:style-name="T7">Drp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2" draw:layer="layout" svg:width="2.8cm" svg:height="0.4cm" svg:x="2cm" svg:y="7.326cm">
          <text:p text:style-name="P41"><text:span text:style-name="T7">NavCtrl : ASocketM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xml:id="id37" draw:id="id37" draw:layer="layout" svg:width="4.161cm" svg:height="0.4cm" svg:x="2.039cm" svg:y="4.526cm">
          <text:p text:style-name="P27"><text:span text:style-name="T6">SS /*/Test/Controller/ModelMnt/*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20" draw:text-style-name="P38" draw:layer="layout" svg:width="2.4cm" svg:height="0.489cm" svg:x="3.639cm" svg:y="3.926cm">
          <draw:text-box>
            <text:p><text:span text:style-name="T8">Const_SMdlRoo</text:span><text:span text:style-name="T8">t</text:span></text:p>
          </draw:text-box>
        </draw:frame>
        <draw:connector draw:style-name="gr8" draw:text-style-name="P14" draw:layer="layout" svg:x1="6.2cm" svg:y1="4.726cm" svg:x2="10.2cm" svg:y2="4.726cm" draw:start-shape="id37" draw:start-glue-point="7" draw:end-shape="id38" draw:end-glue-point="3" svg:d="M6200 4726h4000" svg:viewBox="0 0 4001 1">
          <text:p/>
        </draw:connector>
        <draw:connector draw:style-name="gr8" draw:text-style-name="P14" draw:layer="layout" draw:line-skew="0cm 1.899cm" svg:x1="9.6cm" svg:y1="7.526cm" svg:x2="13.8cm" svg:y2="4.526cm" draw:start-shape="id39" draw:start-glue-point="3" draw:end-shape="id8" draw:end-glue-point="7" svg:d="M9600 7526h-501v400h5203v-3400h-502" svg:viewBox="0 0 5204 3401">
          <text:p/>
        </draw:connector>
        <draw:connector draw:style-name="gr8" draw:text-style-name="P14" draw:layer="layout" draw:line-skew="-0.907cm" svg:x1="8cm" svg:y1="5.926cm" svg:x2="9.6cm" svg:y2="7.126cm" draw:start-shape="id40" draw:start-glue-point="0" draw:end-shape="id41" draw:end-glue-point="3" svg:d="M8000 5926v1200h1600" svg:viewBox="0 0 1601 1201">
          <text:p/>
        </draw:connector>
        <draw:custom-shape draw:style-name="gr27" draw:text-style-name="P42" xml:id="id42" draw:id="id42" draw:layer="layout" svg:width="2.2cm" svg:height="0.4cm" svg:x="2.8cm" svg:y="10.126cm">
          <text:p text:style-name="P41"><text:span text:style-name="T7">OutpModel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2" draw:layer="layout" svg:width="2.2cm" svg:height="0.4cm" svg:x="2.8cm" svg:y="10.526cm">
          <text:p text:style-name="P41"><text:span text:style-name="T7">OutComps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7" xml:id="id51" draw:id="id51" draw:layer="layout" svg:width="0.8cm" svg:height="0.6cm" draw:transform="rotate (1.5707963267949) translate (7.2cm 10.92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0" draw:text-style-name="P38" draw:layer="layout" svg:width="2.4cm" svg:height="0.489cm" svg:x="7.6cm" svg:y="10.015cm">
          <draw:text-box>
            <text:p><text:span text:style-name="T8">NEq:ATrcCmpV</text:span><text:span text:style-name="T8">ar</text:span></text:p>
          </draw:text-box>
        </draw:frame>
        <draw:connector draw:style-name="gr8" draw:text-style-name="P14" draw:layer="layout" svg:x1="5cm" svg:y1="10.326cm" svg:x2="7.2cm" svg:y2="10.726cm" draw:start-shape="id42" draw:start-glue-point="1" draw:end-shape="id43" draw:end-glue-point="3" svg:d="M5000 10326h1100v400h1100" svg:viewBox="0 0 2201 401">
          <text:p/>
        </draw:connector>
        <draw:connector draw:style-name="gr8" draw:text-style-name="P14" draw:layer="layout" draw:line-skew="0cm 1.299cm" svg:x1="7.2cm" svg:y1="10.326cm" svg:x2="13.8cm" svg:y2="4.526cm" draw:start-shape="id44" draw:start-glue-point="3" draw:end-shape="id8" draw:end-glue-point="7" svg:d="M7200 10326h-501v-1600h7603v-4200h-502" svg:viewBox="0 0 7604 5801">
          <text:p/>
        </draw:connector>
        <draw:custom-shape draw:style-name="gr54" draw:text-style-name="P37" xml:id="id49" draw:id="id49" draw:layer="layout" svg:width="0.8cm" svg:height="0.6cm" draw:transform="rotate (1.5707963267949) translate (9.6cm 12.52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0" draw:text-style-name="P38" draw:layer="layout" svg:width="2.4cm" svg:height="0.489cm" svg:x="10.2cm" svg:y="11.637cm">
          <draw:text-box>
            <text:p><text:span text:style-name="T8">Eq:ATrcCmpVar</text:span></text:p>
          </draw:text-box>
        </draw:frame>
        <draw:connector draw:style-name="gr8" draw:text-style-name="P14" draw:layer="layout" svg:x1="5cm" svg:y1="12.326cm" svg:x2="9.6cm" svg:y2="12.326cm" draw:start-shape="id45" draw:start-glue-point="1" draw:end-shape="id46" draw:end-glue-point="3" svg:d="M5000 12326h4600" svg:viewBox="0 0 4601 1">
          <text:p/>
        </draw:connector>
        <draw:custom-shape draw:style-name="gr55" draw:text-style-name="P20" xml:id="id47" draw:id="id47" draw:layer="layout" svg:width="0.4cm" svg:height="0.4cm" svg:x="8.4cm" svg:y="11.726cm">
          <text:p text:style-name="P19"><text:span text:style-name="T5">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draw:layer="layout" svg:x1="8.8cm" svg:y1="11.926cm" svg:x2="9.6cm" svg:y2="11.926cm" draw:start-shape="id47" draw:start-glue-point="7" draw:end-shape="id48" draw:end-glue-point="3" svg:d="M8800 11926h800" svg:viewBox="0 0 801 1">
          <text:p/>
        </draw:connector>
        <draw:custom-shape draw:style-name="gr37" draw:text-style-name="P37" xml:id="id50" draw:id="id50" draw:layer="layout" svg:width="1.2cm" svg:height="0.6cm" draw:transform="rotate (1.5707963267949) translate (11.6cm 11.7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8" draw:text-style-name="P22" draw:layer="layout" svg:width="2.2cm" svg:height="0.526cm" svg:x="10.6cm" svg:y="10cm">
          <draw:text-box>
            <text:p text:style-name="P21">:ATrcAndVar</text:p>
          </draw:text-box>
        </draw:frame>
        <draw:connector draw:style-name="gr8" draw:text-style-name="P14" draw:layer="layout" svg:x1="10.2cm" svg:y1="12.126cm" svg:x2="11.6cm" svg:y2="11.525cm" draw:start-shape="id49" draw:start-glue-point="6" draw:end-shape="id50" draw:end-glue-point="9" svg:d="M10200 12126h701v-601h699" svg:viewBox="0 0 1401 602">
          <text:p/>
        </draw:connector>
        <draw:connector draw:style-name="gr8" draw:text-style-name="P14" draw:layer="layout" svg:x1="7.8cm" svg:y1="10.526cm" svg:x2="11.6cm" svg:y2="10.727cm" draw:start-shape="id51" draw:start-glue-point="6" draw:end-shape="id50" draw:end-glue-point="8" svg:d="M7800 10526h1901v201h1899" svg:viewBox="0 0 3801 202">
          <text:p/>
        </draw:connector>
        <draw:custom-shape draw:style-name="gr42" draw:text-style-name="P28" xml:id="id52" draw:id="id52" draw:layer="layout" svg:width="1cm" svg:height="0.4cm" svg:x="12.8cm" svg:y="10.926cm">
          <text:p text:style-name="P27"><text:span text:style-name="T6">fals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draw:layer="layout" svg:x1="12.2cm" svg:y1="11.126cm" svg:x2="12.8cm" svg:y2="11.126cm" draw:start-shape="id50" draw:start-glue-point="6" draw:end-shape="id52" draw:end-glue-point="5" svg:d="M12200 11126h600" svg:viewBox="0 0 601 1">
          <text:p/>
        </draw:connector>
        <draw:frame draw:style-name="gr20" draw:text-style-name="P38" draw:layer="layout" svg:width="2cm" svg:height="0.526cm" svg:x="12.4cm" svg:y="10.4cm">
          <draw:text-box>
            <text:p text:style-name="P46"><text:span text:style-name="T9">VrpDirty`</text:span></text:p>
          </draw:text-box>
        </draw:frame>
        <draw:custom-shape draw:style-name="gr28" draw:text-style-name="P42" xml:id="id45" draw:id="id45" draw:layer="layout" svg:width="2.4cm" svg:height="0.4cm" svg:x="2.6cm" svg:y="12.126cm">
          <text:p text:style-name="P41"><text:span text:style-name="T7">VrvComps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2" xml:id="id58" draw:id="id58" draw:layer="controls" svg:width="2.4cm" svg:height="0.4cm" svg:x="2.6cm" svg:y="12.526cm">
          <text:p text:style-name="P41"><text:span text:style-name="T7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7" xml:id="id54" draw:id="id54" draw:layer="controls" svg:width="1.2cm" svg:height="0.8cm" draw:transform="rotate (1.5707963267949) translate (16.4cm 11.3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8" draw:text-style-name="P30" draw:layer="controls" svg:width="2.2cm" svg:height="0.526cm" svg:x="17cm" svg:y="10.126cm">
          <draw:text-box>
            <text:p text:style-name="P29">:ATrcSwitchBool</text:p>
          </draw:text-box>
        </draw:frame>
        <draw:custom-shape draw:style-name="gr55" draw:text-style-name="P28" xml:id="id53" draw:id="id53" draw:layer="controls" svg:width="0.4cm" svg:height="0.4cm" svg:x="15.8cm" svg:y="10.126cm">
          <text:p text:style-name="P27"><text:span text:style-name="T6">-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draw:layer="controls" svg:x1="16.2cm" svg:y1="10.326cm" svg:x2="16.4cm" svg:y2="10.327cm" draw:start-shape="id53" draw:start-glue-point="7" draw:end-shape="id54" draw:end-glue-point="8" svg:d="M16200 10326h101v1h99" svg:viewBox="0 0 201 2">
          <text:p/>
        </draw:connector>
        <draw:connector draw:style-name="gr8" draw:text-style-name="P14" draw:layer="controls" svg:x1="13.8cm" svg:y1="11.126cm" svg:x2="16.4cm" svg:y2="11.126cm" draw:start-shape="id52" draw:start-glue-point="7" draw:end-shape="id55" draw:end-glue-point="3" svg:d="M13800 11126h2600" svg:viewBox="0 0 2601 1">
          <text:p/>
        </draw:connector>
        <draw:custom-shape draw:style-name="gr41" draw:text-style-name="P3" draw:layer="controls" svg:width="0.4cm" svg:height="0.4cm" svg:x="16.4cm" svg:y="10.126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57" draw:id="id57" draw:layer="controls" svg:width="0.4cm" svg:height="0.4cm" svg:x="16.4cm" svg:y="10.526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55" draw:id="id55" draw:layer="controls" svg:width="0.6cm" svg:height="0.4cm" svg:x="16.4cm" svg:y="10.926cm">
          <text:p text:style-name="P2"><text:span text:style-name="T3">Sel</text:span></text:p>
          <draw:enhanced-geometry svg:viewBox="0 0 21600 21600" draw:type="rectangle" draw:enhanced-path="M 0 0 L 21600 0 21600 21600 0 21600 0 0 Z N"/>
        </draw:custom-shape>
        <draw:custom-shape draw:style-name="gr55" draw:text-style-name="P28" xml:id="id56" draw:id="id56" draw:layer="controls" svg:width="0.4cm" svg:height="0.4cm" svg:x="15.4cm" svg:y="10.526cm">
          <text:p text:style-name="P27"><text:span text:style-name="T6">0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draw:layer="controls" svg:x1="15.8cm" svg:y1="10.726cm" svg:x2="16.4cm" svg:y2="10.726cm" draw:start-shape="id56" draw:start-glue-point="7" draw:end-shape="id57" draw:end-glue-point="3" svg:d="M15800 10726h600" svg:viewBox="0 0 601 1">
          <text:p/>
        </draw:connector>
        <draw:connector draw:style-name="gr8" draw:text-style-name="P14" draw:layer="controls" svg:x1="5cm" svg:y1="12.726cm" svg:x2="17.2cm" svg:y2="10.726cm" draw:start-shape="id58" draw:start-glue-point="1" draw:end-shape="id54" draw:end-glue-point="6" svg:d="M5000 12726h12702v-2000h-502" svg:viewBox="0 0 12703 2001">
          <text:p/>
        </draw:connector>
        <draw:custom-shape draw:style-name="gr56" draw:text-style-name="P48" draw:layer="controls" svg:width="9.8cm" svg:height="0.6cm" svg:x="8.4cm" svg:y="1cm">
          <text:p text:style-name="P47"><text:span text:style-name="T1">W</text:span><text:span text:style-name="T1">e</text:span><text:span text:style-name="T1"> </text:span><text:span text:style-name="T1">n</text:span><text:span text:style-name="T1">e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n</text:span><text:span text:style-name="T1">e</text:span><text:span text:style-name="T1">w</text:span><text:span text:style-name="T1"> </text:span><text:span text:style-name="T1">D</text:span><text:span text:style-name="T1">R</text:span><text:span text:style-name="T1">P</text:span><text:span text:style-name="T1"> </text:span><text:span text:style-name="T1">o</text:span><text:span text:style-name="T1">f </text:span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t</text:span><text:span text:style-name="T1">y</text:span><text:span text:style-name="T1">p</text:span><text:span text:style-name="T1">e</text:span><text:span text:style-name="T1"> </text:span><text:span text:style-name="T1">o</text:span><text:span text:style-name="T1">n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c</text:span><text:span text:style-name="T1">u</text:span><text:span text:style-name="T1">r</text:span><text:span text:style-name="T1">s</text:span><text:span text:style-name="T1">o</text:span><text:span text:style-name="T1">r </text:span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d</text:span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47" draw:text-style-name="P37" xml:id="id23" draw:id="id23" draw:layer="controls" svg:width="1.2cm" svg:height="0.8cm" draw:transform="rotate (1.5707963267949) translate (16.6cm 17.1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8" draw:text-style-name="P30" draw:layer="controls" svg:width="2.2cm" svg:height="0.526cm" svg:x="16cm" svg:y="15.326cm">
          <draw:text-box>
            <text:p text:style-name="P29">:ATrcSwitchBool</text:p>
          </draw:text-box>
        </draw:frame>
        <draw:connector draw:style-name="gr8" draw:text-style-name="P14" draw:layer="controls" svg:x1="15.2cm" svg:y1="16.726cm" svg:x2="16.6cm" svg:y2="16.526cm" draw:start-shape="id59" draw:start-glue-point="7" draw:end-shape="id60" draw:end-glue-point="3" svg:d="M15200 16726h701v-200h699" svg:viewBox="0 0 1401 201">
          <text:p/>
        </draw:connector>
        <draw:custom-shape draw:style-name="gr41" draw:text-style-name="P3" xml:id="id60" draw:id="id60" draw:layer="controls" svg:width="0.4cm" svg:height="0.4cm" svg:x="16.6cm" svg:y="16.326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63" draw:id="id63" draw:layer="controls" svg:width="0.4cm" svg:height="0.4cm" svg:x="16.6cm" svg:y="16.726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61" draw:id="id61" draw:layer="controls" svg:width="0.6cm" svg:height="0.4cm" svg:x="16.6cm" svg:y="15.926cm">
          <text:p text:style-name="P2"><text:span text:style-name="T3">S</text:span><text:span text:style-name="T3">e</text:span><text:span text:style-name="T3">l</text:span></text:p>
          <draw:enhanced-geometry svg:viewBox="0 0 21600 21600" draw:type="rectangle" draw:enhanced-path="M 0 0 L 21600 0 21600 21600 0 21600 0 0 Z N"/>
        </draw:custom-shape>
        <draw:connector draw:style-name="gr8" draw:text-style-name="P14" draw:layer="controls" draw:line-skew="-2.601cm" svg:x1="8.6cm" svg:y1="14.526cm" svg:x2="16.6cm" svg:y2="16.126cm" draw:start-shape="id32" draw:start-glue-point="6" draw:end-shape="id61" draw:end-glue-point="3" svg:d="M8600 14526h1400v1600h6600" svg:viewBox="0 0 8001 1601">
          <text:p/>
        </draw:connector>
        <draw:custom-shape draw:style-name="gr57" draw:text-style-name="P43" xml:id="id62" draw:id="id62" draw:layer="controls" svg:width="4.4cm" svg:height="0.4cm" svg:x="11.2cm" svg:y="17.326cm">
          <text:p text:style-name="P19"><text:span text:style-name="T5">TPL,SS:name,S</text:span><text:span text:style-name="T5">S:type,SI:pos </text:span><text:span text:style-name="T5">Drp nil 0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draw:layer="controls" svg:x1="15.6cm" svg:y1="17.526cm" svg:x2="16.6cm" svg:y2="16.926cm" draw:start-shape="id62" draw:start-glue-point="7" draw:end-shape="id63" draw:end-glue-point="3" svg:d="M15600 17526h501v-600h499" svg:viewBox="0 0 1001 601">
          <text:p/>
        </draw:connector>
        <draw:custom-shape draw:style-name="gr58" draw:text-style-name="P50" draw:layer="controls" svg:width="3.597cm" svg:height="0.805cm" draw:transform="rotate (0.00680678408277788) translate (14.198cm 20.745cm)">
          <text:p text:style-name="P49"><text:span text:style-name="T4">Connects DRP to </text:span><text:span text:style-name="T4">View-Controller</text:span></text:p>
          <text:p text:style-name="P49"><text:span text:style-name="T4">channel socket</text:span></text:p>
          <draw:enhanced-geometry svg:viewBox="0 0 21600 21600" draw:mirror-horizontal="false" draw:type="line-callout-1" draw:modifiers="-11826.5703168427 6753.34987593052 -1500.83379655364 14873.44913151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1" draw:text-style-name="P3" xml:id="id38" draw:id="id38" draw:layer="controls" svg:width="0.4cm" svg:height="0.4cm" svg:x="10.2cm" svg:y="4.526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controls" svg:width="0.4cm" svg:height="0.4cm" svg:x="8.8cm" svg:y="3.126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21" draw:id="id21" draw:layer="controls" svg:width="0.4cm" svg:height="0.4cm" svg:x="8.8cm" svg:y="3.526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16" draw:id="id16" draw:layer="controls" svg:width="0.4cm" svg:height="0.4cm" svg:x="8.8cm" svg:y="3.926cm">
          <text:p text:style-name="P2"><text:span text:style-name="T3">Sel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13" draw:id="id13" draw:layer="controls" svg:width="0.4cm" svg:height="0.4cm" svg:x="10.2cm" svg:y="4.926cm">
          <text:p text:style-name="P2"><text:span text:style-name="T3">Sel</text:span></text:p>
          <draw:enhanced-geometry svg:viewBox="0 0 21600 21600" draw:type="rectangle" draw:enhanced-path="M 0 0 L 21600 0 21600 21600 0 21600 0 0 Z N"/>
        </draw:custom-shape>
        <draw:custom-shape draw:style-name="gr47" draw:text-style-name="P37" xml:id="id72" draw:id="id72" draw:layer="controls" svg:width="1.2cm" svg:height="0.8cm" draw:transform="rotate (1.5707963267949) translate (16.8cm 8.3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8" draw:text-style-name="P30" draw:layer="controls" svg:width="2.2cm" svg:height="0.526cm" svg:x="16.2cm" svg:y="6.726cm">
          <draw:text-box>
            <text:p text:style-name="P29">:ATrcSwitchBool</text:p>
          </draw:text-box>
        </draw:frame>
        <draw:custom-shape draw:style-name="gr41" draw:text-style-name="P3" xml:id="id69" draw:id="id69" draw:layer="controls" svg:width="0.4cm" svg:height="0.4cm" svg:x="16.8cm" svg:y="7.126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22" draw:id="id22" draw:layer="controls" svg:width="0.4cm" svg:height="0.4cm" svg:x="16.8cm" svg:y="7.526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67" draw:id="id67" draw:layer="controls" svg:width="0.6cm" svg:height="0.4cm" svg:x="16.8cm" svg:y="7.926cm">
          <text:p text:style-name="P2"><text:span text:style-name="T3">Sel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xml:id="id64" draw:id="id64" draw:layer="controls" svg:width="0.6cm" svg:height="0.4cm" svg:x="10.6cm" svg:y="14.326cm">
          <text:p text:style-name="P27"><text:span text:style-name="T6">SB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draw:layer="controls" svg:x1="8.6cm" svg:y1="14.526cm" svg:x2="10.6cm" svg:y2="14.526cm" draw:start-shape="id32" draw:start-glue-point="6" draw:end-shape="id64" draw:end-glue-point="5" svg:d="M8600 14526h2000" svg:viewBox="0 0 2001 1">
          <text:p/>
        </draw:connector>
        <draw:custom-shape draw:style-name="gr32" draw:text-style-name="P28" draw:layer="controls" svg:width="0.8cm" svg:height="0.4cm" svg:x="2.8cm" svg:y="18.526cm">
          <text:p text:style-name="P27"><text:span text:style-name="T6">SI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54" draw:text-style-name="P37" xml:id="id73" draw:id="id73" draw:layer="controls" svg:width="0.8cm" svg:height="0.6cm" draw:transform="rotate (1.5707963267949) translate (13cm 15.126cm)">
          <draw:glue-point draw:id="8" svg:x="-5.016cm" svg:y="-5cm"/>
          <draw:glue-point draw:id="9" svg:x="-5.016cm" svg:y="-5.025cm"/>
          <draw:glue-point draw:id="10" svg:x="5cm" svg:y="5.012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0" draw:text-style-name="P30" draw:layer="controls" svg:width="1.8cm" svg:height="0.489cm" svg:x="12.4cm" svg:y="13.726cm">
          <draw:text-box>
            <text:p text:style-name="P29">:ATrcAndVar</text:p>
          </draw:text-box>
        </draw:frame>
        <draw:connector draw:style-name="gr8" draw:text-style-name="P14" draw:layer="controls" svg:x1="11.8cm" svg:y1="14.526cm" svg:x2="11.2cm" svg:y2="14.526cm" draw:start-shape="id65" draw:start-glue-point="4" draw:end-shape="id64" draw:end-glue-point="7" svg:d="M11800 14526h-600" svg:viewBox="0 0 601 1">
          <text:p/>
        </draw:connector>
        <draw:connector draw:style-name="gr8" draw:text-style-name="P14" draw:layer="controls" draw:line-skew="-0.601cm" svg:x1="14.8cm" svg:y1="14.726cm" svg:x2="16.8cm" svg:y2="8.126cm" draw:start-shape="id66" draw:start-glue-point="7" draw:end-shape="id67" draw:end-glue-point="3" svg:d="M14800 14726h400v-6600h1600" svg:viewBox="0 0 2001 6601">
          <text:p/>
        </draw:connector>
        <draw:custom-shape draw:style-name="gr41" draw:text-style-name="P3" xml:id="id43" draw:id="id43" draw:layer="controls" svg:width="0.4cm" svg:height="0.4cm" svg:x="7.2cm" svg:y="10.526cm"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xml:id="id68" draw:id="id68" draw:layer="controls" svg:width="0.4cm" svg:height="0.4cm" svg:x="13cm" svg:y="14.726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41" draw:text-style-name="P3" xml:id="id70" draw:id="id70" draw:layer="controls" svg:width="0.4cm" svg:height="0.4cm" svg:x="13cm" svg:y="14.326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onnector draw:style-name="gr8" draw:text-style-name="P14" draw:layer="controls" draw:line-skew="-0.701cm" svg:x1="13cm" svg:y1="14.926cm" svg:x2="8.6cm" svg:y2="14.526cm" draw:start-shape="id68" draw:start-glue-point="3" draw:end-shape="id32" draw:end-glue-point="6" svg:d="M13000 14926h-2900v-400h-1500" svg:viewBox="0 0 4401 401">
          <text:p/>
        </draw:connector>
        <draw:custom-shape draw:style-name="gr60" draw:text-style-name="P37" xml:id="id65" draw:id="id65" draw:layer="controls" svg:width="0.4cm" svg:height="0.6cm" draw:transform="rotate (1.5707963267949) translate (11.8cm 14.726cm)">
          <draw:glue-point draw:id="8" svg:x="-5cm" svg:y="0cm"/>
          <draw:glue-point draw:id="9" svg:x="-5cm" svg:y="0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9" draw:text-style-name="P30" draw:layer="controls" svg:width="0.55cm" svg:height="0.439cm" svg:x="11.8cm" svg:y="13.726cm">
          <draw:text-box>
            <text:p text:style-name="P29">No</text:p>
          </draw:text-box>
        </draw:frame>
        <draw:connector draw:style-name="gr8" draw:text-style-name="P14" draw:layer="controls" svg:x1="16cm" svg:y1="7.326cm" svg:x2="16.8cm" svg:y2="7.326cm" draw:end-shape="id69" draw:end-glue-point="3" svg:d="M16000 7326h800" svg:viewBox="0 0 801 1">
          <text:p/>
        </draw:connector>
        <draw:connector draw:style-name="gr8" draw:text-style-name="P14" draw:layer="controls" svg:x1="12.4cm" svg:y1="14.526cm" svg:x2="13cm" svg:y2="14.526cm" draw:start-shape="id65" draw:start-glue-point="6" draw:end-shape="id70" draw:end-glue-point="3" svg:d="M12400 14526h600" svg:viewBox="0 0 601 1">
          <text:p/>
        </draw:connector>
        <draw:custom-shape draw:style-name="gr42" draw:text-style-name="P20" draw:layer="controls" svg:width="1cm" svg:height="0.4cm" svg:x="15.4cm" svg:y="7.126cm">
          <text:p text:style-name="P19"><text:span text:style-name="T5">S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draw:layer="controls" svg:x1="5cm" svg:y1="9.926cm" svg:x2="17.6cm" svg:y2="7.726cm" draw:start-shape="id71" draw:start-glue-point="1" draw:end-shape="id72" draw:end-glue-point="6" svg:d="M5000 9926h13102v-2200h-502" svg:viewBox="0 0 13103 2201">
          <text:p/>
        </draw:connector>
        <draw:custom-shape draw:style-name="gr59" draw:text-style-name="P28" xml:id="id66" draw:id="id66" draw:layer="layout" svg:width="0.6cm" svg:height="0.4cm" svg:x="14.2cm" svg:y="14.526cm">
          <text:p text:style-name="P27"><text:span text:style-name="T6">SB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draw:layer="layout" svg:x1="13.6cm" svg:y1="14.726cm" svg:x2="14.2cm" svg:y2="14.726cm" draw:start-shape="id73" draw:start-glue-point="6" draw:end-shape="id66" draw:end-glue-point="5" svg:d="M13600 14726h600" svg:viewBox="0 0 601 1">
          <text:p/>
        </draw:connector>
        <draw:custom-shape draw:style-name="gr61" draw:text-style-name="P50" draw:layer="layout" svg:width="2.996cm" svg:height="0.601cm" draw:transform="rotate (0.00680678408277789) translate (16cm 13.345cm)">
          <text:p text:style-name="P49"><text:span text:style-name="T10">Needs to delay to connect</text:span></text:p>
          <text:p text:style-name="P49"><text:span text:style-name="T4">DRP to View-Controller first </text:span></text:p>
          <draw:enhanced-geometry svg:viewBox="0 0 21600 21600" draw:mirror-horizontal="false" draw:type="line-callout-1" draw:modifiers="-9419.81981981982 44563.4551495017 -1809.00900900901 19913.621262458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1" draw:text-style-name="P3" xml:id="id44" draw:id="id44" draw:layer="layout" svg:width="0.4cm" svg:height="0.4cm" svg:x="7.2cm" svg:y="10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7" xml:id="id77" draw:id="id77" draw:layer="layout" svg:width="0.8cm" svg:height="0.6cm" draw:transform="rotate (1.5707963267949) translate (7.2cm 11.92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1" draw:text-style-name="P3" xml:id="id74" draw:id="id74" draw:layer="layout" svg:width="0.4cm" svg:height="0.4cm" svg:x="7.2cm" svg:y="11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xml:id="id76" draw:id="id76" draw:layer="layout" svg:width="0.4cm" svg:height="0.4cm" svg:x="7.2cm" svg:y="11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4" draw:layer="layout" svg:x1="5cm" svg:y1="10.326cm" svg:x2="7.2cm" svg:y2="11.326cm" draw:start-shape="id42" draw:start-glue-point="1" draw:end-shape="id74" draw:end-glue-point="3" svg:d="M5000 10326h1100v1000h1100" svg:viewBox="0 0 2201 1001">
          <text:p/>
        </draw:connector>
        <draw:custom-shape draw:style-name="gr42" draw:text-style-name="P20" xml:id="id75" draw:id="id75" draw:layer="layout" svg:width="1cm" svg:height="0.4cm" svg:x="5.8cm" svg:y="11.526cm">
          <text:p text:style-name="P19"><text:span text:style-name="T5">S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14" draw:layer="layout" svg:x1="6.8cm" svg:y1="11.726cm" svg:x2="7.2cm" svg:y2="11.726cm" draw:start-shape="id75" draw:start-glue-point="7" draw:end-shape="id76" draw:end-glue-point="3" svg:d="M6800 11726h400" svg:viewBox="0 0 401 1">
          <text:p/>
        </draw:connector>
        <draw:frame draw:style-name="gr40" draw:text-style-name="P30" draw:layer="layout" svg:width="2cm" svg:height="0.476cm" svg:x="7.6cm" svg:y="10.85cm">
          <draw:text-box>
            <text:p text:style-name="P29">Neq:ATrcCmpVar</text:p>
          </draw:text-box>
        </draw:frame>
        <draw:custom-shape draw:style-name="gr41" draw:text-style-name="P3" draw:layer="layout" svg:width="0.4cm" svg:height="0.4cm" svg:x="2.8cm" svg:y="15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xml:id="id48" draw:id="id48" draw:layer="layout" svg:width="0.4cm" svg:height="0.4cm" svg:x="9.6cm" svg:y="11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xml:id="id46" draw:id="id46" draw:layer="layout" svg:width="0.4cm" svg:height="0.4cm" svg:x="9.6cm" svg:y="12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4" draw:layer="layout" svg:x1="7.8cm" svg:y1="11.526cm" svg:x2="11.6cm" svg:y2="11.126cm" draw:start-shape="id77" draw:start-glue-point="6" draw:end-shape="id50" draw:end-glue-point="4" svg:d="M7800 11526h1901v-400h1899" svg:viewBox="0 0 3801 401">
          <text:p/>
        </draw:connector>
        <draw:custom-shape draw:style-name="gr54" draw:text-style-name="P37" xml:id="id12" draw:id="id12" draw:layer="layout" svg:width="0.8cm" svg:height="0.6cm" draw:transform="rotate (1.5707963267949) translate (9.6cm 7.72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1" draw:text-style-name="P3" xml:id="id41" draw:id="id41" draw:layer="layout" svg:width="0.4cm" svg:height="0.4cm" svg:x="9.6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xml:id="id39" draw:id="id39" draw:layer="layout" svg:width="0.4cm" svg:height="0.4cm" svg:x="9.6cm" svg:y="7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7" xml:id="id15" draw:id="id15" draw:layer="layout" svg:width="0.8cm" svg:height="0.6cm" draw:transform="rotate (1.5707963267949) translate (8.2cm 6.52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1" draw:text-style-name="P3" xml:id="id18" draw:id="id18" draw:layer="layout" svg:width="0.4cm" svg:height="0.4cm" svg:x="8.2cm" svg:y="5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xml:id="id20" draw:id="id20" draw:layer="layout" svg:width="0.4cm" svg:height="0.4cm" svg:x="8.2cm" svg:y="6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6" xml:id="id82" draw:id="id82" draw:layer="layout" svg:width="2cm" svg:height="0.4cm" svg:x="16.6cm" svg:y="5.726cm">
          <text:p text:style-name="P35"><text:span text:style-name="T7">O</text:span><text:span text:style-name="T7">w</text:span><text:span text:style-name="T7">n</text:span><text:span text:style-name="T7">e</text:span><text:span text:style-name="T7">r</text:span></text:p>
          <draw:enhanced-geometry svg:viewBox="0 0 21600 21600" draw:type="rectangle" draw:enhanced-path="M 0 0 L 21600 0 21600 21600 0 21600 0 0 Z N"/>
        </draw:custom-shape>
        <draw:custom-shape draw:style-name="gr37" draw:text-style-name="P37" xml:id="id78" draw:id="id78" draw:layer="layout" svg:width="1.2cm" svg:height="0.6cm" draw:transform="rotate (1.5707963267949) translate (11.8cm 5.1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8" draw:text-style-name="P30" draw:layer="layout" svg:width="1.8cm" svg:height="0.439cm" svg:x="11.4cm" svg:y="3.487cm">
          <draw:text-box>
            <text:p text:style-name="P29">:ATrcSwitchBool</text:p>
          </draw:text-box>
        </draw:frame>
        <draw:custom-shape draw:style-name="gr41" draw:text-style-name="P3" xml:id="id11" draw:id="id11" draw:layer="layout" svg:width="0.4cm" svg:height="0.4cm" svg:x="11.8cm" svg:y="3.926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81" draw:id="id81" draw:layer="layout" svg:width="0.4cm" svg:height="0.4cm" svg:x="11.8cm" svg:y="4.326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80" draw:id="id80" draw:layer="layout" svg:width="0.4cm" svg:height="0.4cm" svg:x="11.8cm" svg:y="4.726cm">
          <text:p text:style-name="P2"><text:span text:style-name="T3">Sel</text:span></text:p>
          <draw:enhanced-geometry svg:viewBox="0 0 21600 21600" draw:type="rectangle" draw:enhanced-path="M 0 0 L 21600 0 21600 21600 0 21600 0 0 Z N"/>
        </draw:custom-shape>
        <draw:custom-shape draw:style-name="gr25" draw:text-style-name="P42" xml:id="id79" draw:id="id79" draw:layer="layout" svg:width="1.8cm" svg:height="0.4cm" svg:x="3.2cm" svg:y="8.326cm">
          <text:p text:style-name="P41"><text:span text:style-name="T7">Cm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4" draw:layer="layout" svg:x1="12.4cm" svg:y1="4.526cm" svg:x2="13cm" svg:y2="4.526cm" draw:start-shape="id78" draw:start-glue-point="6" draw:end-shape="id8" draw:end-glue-point="5" svg:d="M12400 4526h600" svg:viewBox="0 0 601 1">
          <text:p/>
        </draw:connector>
        <draw:connector draw:style-name="gr8" draw:text-style-name="P14" draw:layer="layout" svg:x1="5cm" svg:y1="8.526cm" svg:x2="12cm" svg:y2="5.126cm" draw:start-shape="id79" draw:start-glue-point="1" draw:end-shape="id80" draw:end-glue-point="2" svg:d="M5000 8526h7000v-3400" svg:viewBox="0 0 7001 3401">
          <text:p/>
        </draw:connector>
        <draw:connector draw:style-name="gr8" draw:text-style-name="P14" draw:layer="layout" svg:x1="11.8cm" svg:y1="4.526cm" svg:x2="16.6cm" svg:y2="5.926cm" draw:start-shape="id81" draw:start-glue-point="3" draw:end-shape="id82" draw:end-glue-point="3" svg:d="M11800 4526h-501v1400h5301" svg:viewBox="0 0 5302 14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21:08:01.370695770</meta:creation-date>
    <dc:date>2021-03-08T09:48:04.669231060</dc:date>
    <meta:editing-duration>P4DT14H49M21S</meta:editing-duration>
    <meta:editing-cycles>38</meta:editing-cycles>
    <meta:generator>LibreOffice/6.4.6.2$Linux_X86_64 LibreOffice_project/40$Build-2</meta:generator>
    <meta:document-statistic meta:object-count="214"/>
  </office:meta>
</office:document-meta>
</file>